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LESTON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</text:p>
          </table:table-cell>
          <table:table-cell table:style-name="ce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Matthew Willard</meta:initial-creator>
    <meta:creation-date>2022-10-08T09:26:08Z</meta:creation-date>
    <dc:date>2022-10-24T07:53:16.404000000</dc:date>
    <meta:editing-cycles>7</meta:editing-cycles>
    <meta:editing-duration>PT51M2S</meta:editing-duration>
    <meta:document-statistic meta:table-count="1" meta:cell-count="38" meta:object-count="0"/>
  </office:meta>
</office:document-meta>
</file>